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REX-subtitle">
      <style:graphic-properties draw:fill-color="#ffffff" draw:auto-grow-height="true" fo:min-height="9.916cm" loext:decorative="false"/>
      <style:paragraph-properties style:writing-mode="lr-tb"/>
    </style:style>
    <style:style style:name="pr2" style:family="presentation" style:parent-style-name="TREX-title">
      <style:graphic-properties fo:min-height="2.63cm" loext:decorative="false"/>
      <style:paragraph-properties style:writing-mode="lr-tb"/>
    </style:style>
    <style:style style:name="pr3" style:family="presentation" style:parent-style-name="TREX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REX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TREX-outline1">
      <style:graphic-properties fo:min-height="11.93cm" loext:decorative="false"/>
      <style:paragraph-properties style:writing-mode="lr-tb"/>
    </style:style>
    <style:style style:name="pr6" style:family="presentation" style:parent-style-name="TREX-outline1">
      <style:graphic-properties fo:min-height="9.666cm" loext:decorative="false"/>
      <style:paragraph-properties style:writing-mode="lr-tb"/>
    </style:style>
    <style:style style:name="pr7" style:family="presentation" style:parent-style-name="TREX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TREX-outline1">
      <style:graphic-properties draw:fill="solid" draw:fill-color="#000000" fo:min-height="9.666cm" loext:decorative="false"/>
      <style:paragraph-properties style:writing-mode="lr-tb"/>
    </style:style>
    <style:style style:name="pr9" style:family="presentation" style:parent-style-name="TREX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  <style:text-properties style:font-name="Benguiat Gothic Book" fo:font-size="36pt" fo:language="en" fo:country="IE" style:font-size-asian="48pt" style:font-size-complex="48pt"/>
    </style:style>
    <style:style style:name="P2" style:family="paragraph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text-properties fo:language="en" fo:country="IE"/>
    </style:style>
    <style:style style:name="P4" style:family="paragraph">
      <style:text-properties fo:language="en" fo:country="I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000000"/>
      <style:paragraph-properties fo:margin-top="0cm" fo:margin-bottom="0cm"/>
      <style:text-properties fo:color="#cccccc" loext:opacity="100%" style:font-name="Fira Code Medium" fo:font-size="16pt" style:font-size-asian="16pt" style:font-size-complex="16pt"/>
    </style:style>
    <style:style style:name="P10" style:family="paragraph">
      <loext:graphic-properties draw:fill="solid" draw:fill-color="#000000"/>
      <style:paragraph-properties fo:margin-top="0cm" fo:margin-bottom="0cm"/>
      <style:text-properties fo:color="#cccccc" loext:opacity="100%" style:font-name="Fira Code Medium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loext:graphic-properties draw:fill="solid" draw:fill-color="#000000"/>
      <style:paragraph-properties fo:margin-top="0cm" fo:margin-bottom="0cm"/>
      <style:text-properties fo:color="#cccccc" loext:opacity="100%" style:font-name="Fira Code Medium" fo:font-size="12pt" style:font-size-asian="12pt" style:font-size-complex="12pt"/>
    </style:style>
    <style:style style:name="T1" style:family="text">
      <style:text-properties fo:font-size="48pt" fo:language="en" fo:country="IE" style:font-size-asian="48pt" style:font-size-complex="48pt"/>
    </style:style>
    <style:style style:name="T2" style:family="text">
      <style:text-properties style:font-name="Benguiat Gothic Book" fo:font-size="48pt" fo:language="en" fo:country="IE" style:font-size-asian="48pt" style:font-size-complex="48pt"/>
    </style:style>
    <style:style style:name="T3" style:family="text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T4" style:family="text">
      <style:text-properties fo:language="en" fo:country="I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cccccc" loext:opacity="100%" style:font-name="Fira Code Medium" fo:font-size="16pt" style:font-size-asian="16pt" style:font-size-complex="16pt"/>
    </style:style>
    <style:style style:name="T9" style:family="text">
      <style:text-properties fo:color="#cccccc" loext:opacity="100%" style:font-name="Fira Code Medium" fo:font-size="14pt" style:font-size-asian="14pt" style:font-size-complex="14pt"/>
    </style:style>
    <style:style style:name="T10" style:family="text">
      <style:text-properties fo:color="#ffffff" loext:opacity="100%" style:font-name="Fira Code Medium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cccccc" loext:opacity="100%" style:font-name="Fira Code Medium" fo:font-size="12pt" style:font-size-asian="12pt" style:font-size-complex="12pt"/>
    </style:style>
    <style:style style:name="T12" style:family="text">
      <style:text-properties fo:color="#ffffff" loext:opacity="100%" style:font-name="Fira Code Medium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REX" presentation:presentation-page-layout-name="AL1T0">
        <draw:frame presentation:style-name="pr1" draw:text-style-name="P1" draw:layer="layout" svg:width="25.199cm" svg:height="9.916cm" svg:x="1.4cm" svg:y="3.684cm" presentation:class="subtitle">
          <draw:text-box>
            <text:p><text:span text:style-name="T1"/></text:p>
            <text:p><text:span text:style-name="T2">Aleksi Suhonen</text:span></text:p>
            <text:p><text:span text:style-name="T2">September 2025</text:span></text:p>
          </draw:text-box>
        </draw:frame>
        <draw:frame presentation:style-name="pr2" draw:text-style-name="P2" draw:layer="layout" svg:width="25.199cm" svg:height="2.63cm" svg:x="1.4cm" svg:y="0.626cm" presentation:class="title" presentation:user-transformed="true">
          <draw:text-box>
            <text:p><text:span text:style-name="T3">IPv6-only IXPs are Com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What’s This All About?</text:span></text:p>
          </draw:text-box>
        </draw:frame>
        <draw:frame presentation:style-name="pr5" draw:text-style-name="P4" draw:layer="layout" svg:width="25.199cm" svg:height="9.665cm" svg:x="1.4cm" svg:y="3.684cm" presentation:class="outline" presentation:user-transformed="true">
          <draw:text-box>
            <text:list text:style-name="L2">
              <text:list-item>
                <text:p>Making IPv4 last longer!</text:p>
              </text:list-item>
              <text:list-item>
                <text:p>RFC5549/8950 specifies a method for announcing IPv4 routes with IPv6 next-hop addresses using BGP</text:p>
              </text:list-item>
              <text:list-item>
                <text:p>Allows operators to save on IPv4 space in link networks</text:p>
              </text:list-item>
              <text:list-item>
                <text:p>ARP replaced by IPv6 Neighbor Discovery (ND)</text:p>
              </text:list-item>
              <text:list-item>
                <text:p>Routers still need <text:span text:style-name="T5">one</text:span> IPv4 address on a loopback interface for ICMP errors (traceroute, PMTUD etc) and various other u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But IXPs? Why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IXPs already have IPv4 addresses</text:p>
              </text:list-item>
              <text:list-item>
                <text:p>RIPE even has a special address assignment policy for IXPs</text:p>
              </text:list-item>
              <text:list-item>
                <text:p>Why bother rocking the bo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  <text:list-item>
                <text:p>LINX renumbered from a /24 to a /23 in 1997</text:p>
              </text:list-item>
              <text:list-item>
                <text:p>Thanks to Moyaze Shivji for the above 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France-IX renumbering took almost two years 2019-2021</text:p>
                <text:list>
                  <text:list-item>
                    <text:p>Thanks to Radu-Adrian Feurdean for dates</text:p>
                  </text:list-item>
                </text:list>
              </text:list-item>
              <text:list-item>
                <text:p>AMS-IX last renumbered (/22 -&gt; /21) in 2014</text:p>
              </text:list-item>
              <text:list-item>
                <text:p>DE-CIX renumbered once and changed netmask twice</text:p>
              </text:list-item>
              <text:list-item>
                <text:p>Netnod has miraculously avoided renumbering so f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Alternative: One Final “Renumbering” Event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When the peering subnet becomes full, think about whether you really want to go through the pain of renumbering again and again...</text:p>
              </text:list-item>
              <text:list-item>
                <text:p>... or switch to IPv6 next-hops, which aren’t about to run out</text:p>
              </text:list-item>
              <text:list-item>
                <text:p>All members typically already have IPv6 sessions</text:p>
              </text:list-item>
              <text:list-item>
                <text:p>NIX (cz) is testing RFC8950 on three subnets (two exchanges)</text:p>
                <text:list>
                  <text:list-item>
                    <text:p>Dozens of sessions and hundreds of prefixes already</text:p>
                  </text:list-item>
                </text:list>
              </text:list-item>
              <text:list-item>
                <text:p>TREX is also testing it on two ex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What About New IXPs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<text:span text:style-name="T6">RIPE updated the IXP Address Space Assignment policy for IXPs:</text:span></text:p>
                <text:list>
                  <text:list-item>
                    <text:p><text:span text:style-name="T7">Initial assignment is now /26</text:span></text:p>
                  </text:list-item>
                  <text:list-item>
                    <text:p><text:span text:style-name="T7">Multiple renumbering events needed even before you reach /24</text:span></text:p>
                  </text:list-item>
                </text:list>
              </text:list-item>
              <text:list-item>
                <text:p text:style-name="P6">If we start with an IPv4 subnet, it’s difficult to give it up later</text:p>
              </text:list-item>
              <text:list-item>
                <text:p text:style-name="P6">So take a chance to never have to renumber at all?</text:p>
              </text:list-item>
              <text:list-item>
                <text:p>We are testing this IPv6-only approach at TREX Turku</text:p>
                <text:list>
                  <text:list-item>
                    <text:p>A new IXP, not a lot of connected members ye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-ixp Working Group</text:p>
          </draw:text-box>
        </draw:frame>
        <draw:frame presentation:style-name="pr6" draw:layer="layout" svg:width="25.199cm" svg:height="9.916cm" svg:x="1.4cm" svg:y="3.684cm" presentation:class="outline" presentation:user-transformed="true">
          <draw:text-box>
            <text:list text:style-name="L2">
              <text:list-item>
                <text:p text:style-name="P6">Euro-IX started a working group to map out the challenges and to work on best practices for adopting RFC8950 at IXPs</text:p>
                <text:list>
                  <text:list-item>
                    <text:p>Chairmen: André Grüneberg (BCIX) and Aleksi Suhonen (TREX)</text:p>
                  </text:list-item>
                  <text:list-item>
                    <text:p>Members from DE-CIX, LINX, NIX.CZ, nic.cz, NetDEF, ...</text:p>
                  </text:list-item>
                </text:list>
              </text:list-item>
              <text:list-item>
                <text:p><text:a xlink:href="https://github.com/euro-ix/rfc8950-ixp" xlink:type="simple">https://github.com/euro-ix/rfc8950-ixp</text:a></text:p>
                <text:list>
                  <text:list-item>
                    <text:p>Pull requests accepted...</text:p>
                  </text:list-item>
                </text:list>
              </text:list-item>
              <text:list-item>
                <text:p>There’s also a <text:a xlink:href="https://lists.euro-ix.net/postorius/lists/rfc8950.lists.euro-ix.net/" xlink:type="simple">mailing list</text:a><text:s/>and a mattermost chat cha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 Challenges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The original RFC5549 is from 2018</text:p>
                <text:list>
                  <text:list-item>
                    <text:p>Initial implementations aimed mostly at MPLS VPN AFI/SAFIs</text:p>
                  </text:list-item>
                </text:list>
              </text:list-item>
              <text:list-item>
                <text:p>Interoperability hadn’t been tested much before this</text:p>
              </text:list-item>
              <text:list-item>
                <text:p text:style-name="P6">ICMP Unreachables unpredictable on some platforms</text:p>
              </text:list-item>
              <text:list-item>
                <text:p>IBGP next-hop-self even more important now</text:p>
              </text:list-item>
              <text:list-item>
                <text:p>Since we began this work, a lot of platforms have matu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Thank you!</text:span></text:p>
          </draw:text-box>
        </draw:frame>
        <draw:frame presentation:style-name="pr5" draw:text-style-name="P4" draw:layer="layout" svg:width="25.199cm" svg:height="3.75cm" svg:x="1.4cm" svg:y="6.599cm" presentation:class="outline" presentation:user-transformed="true">
          <draw:text-box>
            <text:list text:style-name="L2">
              <text:list-header>
                <text:p><text:span text:style-name="T4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REX" presentation:presentation-page-layout-name="AL3T3">
        <draw:frame presentation:style-name="pr4" draw:layer="layout" svg:width="25.199cm" svg:height="2.63cm" svg:x="1.4cm" svg:y="0.626cm" presentation:class="title">
          <draw:text-box>
            <text:p>Junos Config Example 1/2</text:p>
          </draw:text-box>
        </draw:frame>
        <draw:frame presentation:style-name="pr8" draw:text-style-name="P9" draw:layer="layout" svg:width="13cm" svg:height="9.916cm" svg:x="1.4cm" svg:y="3.684cm" presentation:class="outline" presentation:user-transformed="true">
          <draw:text-box>
            <text:p text:style-name="P8"><text:span text:style-name="T8">[edit interfaces irb unit 7]</text:span></text:p>
            <text:p text:style-name="P8"><text:span text:style-name="T8">description EXCHANGE_Turku;</text:span></text:p>
            <text:p text:style-name="P8"><text:span text:style-name="T8">family inet {</text:span></text:p>
            <text:p text:style-name="P8"><text:span text:style-name="T8"><text:s text:c="4"/>filter {</text:span></text:p>
            <text:p text:style-name="P8"><text:span text:style-name="T8"><text:s text:c="8"/>input spoof-protect-trex;</text:span></text:p>
            <text:p text:style-name="P8"><text:span text:style-name="T8"><text:s text:c="4"/>}</text:span></text:p>
            <text:p text:style-name="P8"><text:span text:style-name="T8">}</text:span></text:p>
            <text:p text:style-name="P8"><text:span text:style-name="T8">family inet6 {</text:span></text:p>
            <text:p text:style-name="P8"><text:span text:style-name="T8"><text:s text:c="4"/>filter {</text:span></text:p>
            <text:p text:style-name="P8"><text:span text:style-name="T8"><text:s text:c="8"/>input 6spoof-protect-trex;</text:span></text:p>
            <text:p text:style-name="P8"><text:span text:style-name="T8"><text:s text:c="4"/>}</text:span></text:p>
            <text:p text:style-name="P8"><text:span text:style-name="T8"><text:s text:c="4"/>address 2001:7f8:1d:7::72f8:1/64;</text:span></text:p>
            <text:p text:style-name="P8"><text:span text:style-name="T8">}</text:span></text:p>
            <text:p text:style-name="P8"><text:span text:style-name="T8"/></text:p>
          </draw:text-box>
        </draw:frame>
        <draw:frame presentation:style-name="pr6" draw:layer="layout" svg:width="11.61cm" svg:height="9.916cm" svg:x="15cm" svg:y="3.684cm" presentation:class="outline" presentation:user-transformed="true">
          <draw:text-box>
            <text:list text:style-name="L2">
              <text:list-item>
                <text:p>The family inet section has to exist for the router to process IPv4 traffic</text:p>
              </text:list-item>
              <text:list-item>
                <text:p>But it doesn’t need an addr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REX" presentation:presentation-page-layout-name="AL2T1">
        <draw:frame presentation:style-name="pr4" draw:layer="layout" svg:width="25.199cm" svg:height="2.63cm" svg:x="1.4cm" svg:y="0.626cm" presentation:class="title">
          <draw:text-box>
            <text:p>Junos Config Example 2/2</text:p>
          </draw:text-box>
        </draw:frame>
        <draw:frame presentation:style-name="pr8" draw:text-style-name="P10" draw:layer="layout" svg:width="25.199cm" svg:height="9.916cm" svg:x="1.4cm" svg:y="3.684cm" presentation:class="outline" presentation:user-transformed="true">
          <draw:text-box>
            <text:p text:style-name="P8"><text:span text:style-name="T9">[edit protocols bgp group peering-rfc8950]</text:span></text:p>
            <text:p text:style-name="P8"><text:span text:style-name="T9">type external;</text:span></text:p>
            <text:p text:style-name="P8"><text:span text:style-name="T9">export [ 6export_peering 4export_peering deny-all ];</text:span></text:p>
            <text:p text:style-name="P8"><text:span text:style-name="T9">import [ 4hygiene 6hygiene deny-tier1s 4import_peering 6import_peering deny-all ];</text:span></text:p>
            <text:p text:style-name="P8"><text:span text:style-name="T9">family inet {</text:span></text:p>
            <text:p text:style-name="P8"><text:span text:style-name="T9"><text:s text:c="4"/>unicast {</text:span></text:p>
            <text:p text:style-name="P8"><text:span text:style-name="T9"><text:s text:c="8"/>prefix-limit maximum 9999;</text:span></text:p>
            <text:p text:style-name="P8"><text:span text:style-name="T9"><text:s text:c="8"/></text:span><text:span text:style-name="T10">extended-nexthop</text:span><text:span text:style-name="T9">;</text:span></text:p>
            <text:p text:style-name="P8"><text:span text:style-name="T9"><text:s text:c="4"/>}</text:span></text:p>
            <text:p text:style-name="P8"><text:span text:style-name="T9">}</text:span></text:p>
            <text:p text:style-name="P8"><text:span text:style-name="T9">family inet6 {</text:span></text:p>
            <text:p text:style-name="P8"><text:span text:style-name="T9"><text:s text:c="4"/>unicast {</text:span></text:p>
            <text:p text:style-name="P8"><text:span text:style-name="T9"><text:s text:c="8"/>prefix-limit maximum 999;</text:span></text:p>
            <text:p text:style-name="P8"><text:span text:style-name="T9"><text:s text:c="4"/>}</text:span></text:p>
            <text:p text:style-name="P8"><text:span text:style-name="T9">}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REX" presentation:presentation-page-layout-name="AL2T1">
        <draw:frame presentation:style-name="pr4" draw:layer="layout" svg:width="25.199cm" svg:height="2.63cm" svg:x="1.4cm" svg:y="0.626cm" presentation:class="title">
          <draw:text-box>
            <text:p>Junos Show Route Example</text:p>
          </draw:text-box>
        </draw:frame>
        <draw:frame presentation:style-name="pr8" draw:text-style-name="P12" draw:layer="layout" svg:width="25.199cm" svg:height="9.916cm" svg:x="1.4cm" svg:y="3.684cm" presentation:class="outline" presentation:user-transformed="true">
          <draw:text-box>
            <text:p text:style-name="P8"><text:span text:style-name="T11">axu@betty&gt; show route 193.163.5.0 terse </text:span></text:p>
            <text:p text:style-name="P8"><text:span text:style-name="T11"><text:s/></text:span></text:p>
            <text:p text:style-name="P8"><text:span text:style-name="T11">inet.0: 975756 destinations, 1499988 routes (507404 active, 0 holddown, 728982 hidden)</text:span></text:p>
            <text:p text:style-name="P8"><text:span text:style-name="T11">+ = Active Route, - = Last Active, * = Both</text:span></text:p>
            <text:p text:style-name="P8"><text:span text:style-name="T11"><text:s/></text:span></text:p>
            <text:p text:style-name="P8"><text:span text:style-name="T11">A V Destination <text:s text:c="7"/>P Prf <text:s text:c="2"/>Metric 1 <text:s text:c="2"/>Metric 2 <text:s/>Next hop <text:s text:c="7"/>AS path</text:span></text:p>
            <text:p text:style-name="P8"><text:span text:style-name="T12">* V 193.163.5.0/24 <text:s text:c="4"/>B 170 <text:s text:c="7"/>300 <text:s text:c="11"/>&gt;2001:7f8:1d:7:0:3:289b:2 207003 I</text:span></text:p>
            <text:p text:style-name="P8"><text:span text:style-name="T12"><text:s text:c="2"/>V <text:s text:c="19"/>B 170 <text:s text:c="7"/>300 <text:s text:c="11"/>&gt;2001:7f8:1d:7:0:3:289b:1 207003 I</text:span></text:p>
            <text:p text:style-name="P8"><text:span text:style-name="T11"><text:s text:c="2"/>V <text:s text:c="19"/>B 170 <text:s text:c="7"/>100 <text:s text:c="11"/>&gt;195.140.192.47 <text:s/>207003 I</text:span></text:p>
            <text:p text:style-name="P8"><text:span text:style-name="T11"><text:s text:c="2"/>V <text:s text:c="19"/>B 170 <text:s text:c="8"/>60 <text:s text:c="9"/>0 &gt;195.140.192.13 <text:s/>6667 207003 I</text:span></text:p>
            <text:p text:style-name="P8"><text:span text:style-name="T11"/></text:p>
            <text:p text:style-name="P11"><text:span text:style-name="T11">axu@betty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I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X-background" style:family="presentation">
      <style:graphic-properties draw:stroke="none" draw:fill="none"/>
      <style:text-properties style:letter-kerning="true"/>
    </style:style>
    <style:style style:name="TRE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RE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REX-outline1" style:family="presentation">
      <style:graphic-properties draw:stroke="none" draw:fill="none" draw:auto-grow-height="false">
        <text:list-style style:name="TRE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outline2" style:family="presentation" style:parent-style-name="TREX-outline1">
      <style:paragraph-properties fo:margin-left="0cm" fo:margin-right="0cm" fo:margin-top="0cm" fo:margin-bottom="0.299cm" fo:text-indent="0cm"/>
      <style:text-properties fo:color="#000080" loext:opacity="100%" fo:font-size="21pt" style:font-size-asian="28pt" style:font-size-complex="28pt"/>
    </style:style>
    <style:style style:name="TREX-outline3" style:family="presentation" style:parent-style-name="TREX-outline2">
      <style:graphic-properties draw:stroke="none" draw:fill="none" draw:auto-grow-height="false" fo:min-height="11.93cm" style:writing-mode="lr-tb"/>
      <style:paragraph-properties fo:margin-left="0cm" fo:margin-right="0cm" fo:margin-top="0cm" fo:margin-bottom="0.222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000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REX-outline4" style:family="presentation" style:parent-style-name="TREX-outline3">
      <style:paragraph-properties fo:margin-left="0cm" fo:margin-right="0cm" fo:margin-top="0cm" fo:margin-bottom="0.147cm" fo:text-indent="0cm"/>
      <style:text-properties fo:color="#000080" loext:opacity="100%" fo:font-size="15pt" style:font-size-asian="20pt" style:font-size-complex="20pt"/>
    </style:style>
    <style:style style:name="TREX-outline5" style:family="presentation" style:parent-style-name="TREX-outline4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6" style:family="presentation" style:parent-style-name="TREX-outline5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7" style:family="presentation" style:parent-style-name="TREX-outline6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8" style:family="presentation" style:parent-style-name="TREX-outline7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9" style:family="presentation" style:parent-style-name="TREX-outline8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subtitle" style:family="presentation">
      <style:graphic-properties draw:stroke="none" draw:fill="none" draw:textarea-vertical-align="middle">
        <text:list-style style:name="TRE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title" style:family="presentation">
      <style:graphic-properties draw:stroke="none" draw:fill="none" draw:textarea-vertical-align="middle">
        <text:list-style style:name="TRE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loext:opacity="100%" style:text-outline="false" style:text-line-through-style="none" style:text-line-through-type="none" style:font-name="ITC Benguiat Gothic" fo:font-family="'ITC Benguiat Gothic'" style:font-family-generic="swiss" style:font-pitch="variable" fo:font-size="33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c6c6c6" draw:textarea-horizontal-align="left" draw:textarea-vertical-align="middle" draw:auto-grow-height="false" fo:min-height="0.057cm" fo:min-width="23.63cm" fo:padding-top="0.13cm" fo:padding-bottom="0.13cm" fo:padding-left="0.25cm" fo:padding-right="0.25cm" fo:wrap-option="no-wrap" draw:shadow-color="#000044" style:writing-mode="lr-tb" loext:decorative="false"/>
    </style:style>
    <style:style style:name="Mgr4" style:family="graphic" style:parent-style-name="standard">
      <style:graphic-properties draw:stroke="none" draw:fill="none" draw:visible-area-left="0cm" draw:visible-area-top="0cm" draw:visible-area-width="16.164cm" draw:visible-area-height="12.407cm" draw:ole-draw-aspect="1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RE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TRE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RE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c6c6c6"/>
      <style:paragraph-properties style:writing-mode="lr-tb" style:font-independent-line-spacing="true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5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X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4.13cm" svg:height="0.317cm" svg:x="1.934cm" svg:y="2.664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16.166cm" svg:height="9.307cm" svg:x="11.91cm" svg:y="6.453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frame presentation:style-name="TREX-title" draw:layer="backgroundobjects" svg:width="25.199cm" svg:height="2.63cm" svg:x="1.4cm" svg:y="0.626cm" presentation:class="title" presentation:placeholder="true">
        <draw:text-box/>
      </draw:frame>
      <draw:frame presentation:style-name="TREX-outline1" draw:layer="backgroundobjects" svg:width="25.199cm" svg:height="9.916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REX-title" draw:layer="backgroundobjects" svg:width="14.848cm" svg:height="11.136cm" svg:x="3.075cm" svg:y="2.257cm" presentation:class="page"/>
        <draw:frame presentation:style-name="TRE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5T05:09:37.367046117</meta:creation-date>
    <meta:editing-duration>PT1H47M29S</meta:editing-duration>
    <meta:editing-cycles>18</meta:editing-cycles>
    <meta:generator>LibreOffice/25.8.0.4$Linux_AARCH64 LibreOffice_project/580$Build-4</meta:generator>
    <dc:title>TREX Template</dc:title>
    <dc:date>2025-08-21T12:32:18.679738696</dc:date>
    <meta:document-statistic meta:object-count="95"/>
    <meta:template xlink:type="simple" xlink:actuate="onRequest" xlink:title="TREX Template" xlink:href="../../../Library/Application%20Support/LibreOffice/4/user/template/TREX%20Template.otp" meta:date="2025-02-05T05:09:35.016174130"/>
  </office:meta>
</office:document-meta>
</file>